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solid" draw:fill-color="#a3b8cb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c5d5a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00b8ff" draw:textarea-horizontal-align="justify" draw:textarea-vertical-align="top" draw:auto-grow-height="true" fo:min-height="0.573cm" fo:min-width="2.668cm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00b8ff" draw:textarea-horizontal-align="justify" draw:textarea-vertical-align="top" draw:auto-grow-height="true" fo:min-height="0.5cm" fo:min-width="1.283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00b8ff" draw:textarea-horizontal-align="justify" draw:textarea-vertical-align="top" draw:auto-grow-height="true" fo:min-height="0.573cm" fo:min-width="1.632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00b8ff" draw:textarea-horizontal-align="justify" draw:textarea-vertical-align="top" draw:auto-grow-height="true" fo:min-height="0.649cm" fo:min-width="1.661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marker-start="Arrowheads_20_2" draw:marker-end="Arrowheads_20_2" draw:marker-end-width="0.3cm" draw:textarea-vertical-align="middle"/>
    </style:style>
    <style:style style:name="gr8" style:family="graphic" style:parent-style-name="standard">
      <style:graphic-properties draw:stroke="none" draw:fill="none" draw:fill-color="#00b8ff" draw:textarea-horizontal-align="justify" draw:textarea-vertical-align="top" draw:auto-grow-height="true" fo:min-height="0.573cm" fo:min-width="2.033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56cm" fo:margin-bottom="0cm" fo:text-indent="0cm"/>
    </style:style>
    <style:style style:name="P3" style:family="paragraph">
      <style:paragraph-properties text:enable-numbering="false" fo:margin-left="0cm" fo:margin-right="0cm" fo:margin-top="0.256cm" fo:margin-bottom="0cm" fo:text-indent="0cm" style:writing-mode="lr-tb"/>
      <style:text-properties fo:font-family="SunSans-Regular" style:font-family-generic="swiss" style:font-pitch="variable" fo:font-size="14pt"/>
    </style:style>
    <style:style style:name="P4" style:family="paragraph">
      <style:paragraph-properties fo:margin-left="0cm" fo:margin-right="0cm" fo:margin-top="0.255cm" fo:margin-bottom="0cm" fo:text-indent="0cm"/>
    </style:style>
    <style:style style:name="P5" style:family="paragraph">
      <style:paragraph-properties text:enable-numbering="false" fo:margin-left="0cm" fo:margin-right="0cm" fo:margin-top="0.255cm" fo:margin-bottom="0cm" fo:text-indent="0cm" style:writing-mode="lr-tb"/>
      <style:text-properties fo:font-family="SunSans-Regular" style:font-family-generic="swiss" style:font-pitch="variable" fo:font-size="16pt" fo:font-style="normal" fo:font-weight="normal"/>
    </style:style>
    <style:style style:name="T1" style:family="text">
      <style:text-properties fo:color="#000000" fo:font-family="SunSans-Regular" style:font-family-generic="swiss" style:font-pitch="variable" fo:font-size="14pt" fo:language="en" fo:country="US"/>
    </style:style>
    <style:style style:name="T2" style:family="text">
      <style:text-properties fo:color="#000000" fo:font-family="SunSans-Regular" style:font-family-generic="swiss" style:font-pitch="variable" fo:font-size="16pt" fo:language="en" fo:country="US" fo:font-style="normal" fo:font-weight="normal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.536cm" svg:height="3.525cm" svg:x="3.798cm" svg:y="3.5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54cm" svg:height="1.763cm" svg:x="4.302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168cm" svg:height="0.833cm" svg:x="4.595cm" svg:y="4.885cm">
          <text:p text:style-name="P2"><text:span text:style-name="T1">MyCellMO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.161cm" svg:height="0.892cm" svg:x="4.98cm" svg:y="2.785cm">
          <text:p text:style-name="P4"><text:span text:style-name="T2">Server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4.536cm" svg:height="3.525cm" svg:x="12.198cm" svg:y="3.5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54cm" svg:height="1.763cm" svg:x="12.702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132cm" svg:height="0.833cm" svg:x="13.495cm" svg:y="4.885cm">
          <text:p text:style-name="P2"><text:span text:style-name="T1">MyCell</text:span></text:p>
          <draw:enhanced-geometry svg:viewBox="0 0 21600 21600" draw:type="mso-spt202" draw:enhanced-path="M 0 0 L 21600 0 21600 21600 0 21600 0 0 Z N"/>
        </draw:custom-shape>
        <draw:custom-shape draw:style-name="gr6" draw:text-style-name="P5" draw:layer="layout" svg:width="2.161cm" svg:height="0.909cm" svg:x="13.38cm" svg:y="2.785cm">
          <text:p text:style-name="P4"><text:span text:style-name="T2">Client</text:span></text:p>
          <draw:enhanced-geometry svg:viewBox="0 0 21600 21600" draw:type="mso-spt202" draw:enhanced-path="M 0 0 L 21600 0 21600 21600 0 21600 0 0 Z N"/>
        </draw:custom-shape>
        <draw:line draw:style-name="gr7" draw:layer="layout" svg:x1="7.94cm" svg:y1="5.274cm" svg:x2="12.652cm" svg:y2="5.258cm">
          <text:p/>
        </draw:line>
        <draw:custom-shape draw:style-name="gr8" draw:text-style-name="P3" draw:layer="layout" svg:width="2.754cm" svg:height="0.833cm" svg:x="8.884cm" svg:y="4.486cm">
          <text:p text:style-name="P2"><text:span text:style-name="T1">Messages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2" draw:display-name="Arrowheads 2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creation-date>2008-05-20T20:45:15</meta:creation-date>
    <dc:date>2009-02-06T18:25:20</dc:date>
    <dc:language>en-US</dc:language>
    <meta:editing-cycles>4</meta:editing-cycles>
    <meta:editing-duration>PT00H04M15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